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4e281"/>
    </style:style>
    <style:style style:name="P2" style:family="paragraph" style:parent-style-name="Standard">
      <style:text-properties officeooo:rsid="00162a58" officeooo:paragraph-rsid="00162a58"/>
    </style:style>
    <style:style style:name="P3" style:family="paragraph" style:parent-style-name="Standard">
      <style:text-properties officeooo:rsid="0016dbae" officeooo:paragraph-rsid="0016dbae"/>
    </style:style>
    <style:style style:name="P4" style:family="paragraph" style:parent-style-name="Standard">
      <style:text-properties officeooo:rsid="001823fc" officeooo:paragraph-rsid="001823fc"/>
    </style:style>
    <style:style style:name="P5" style:family="paragraph" style:parent-style-name="Standard">
      <style:text-properties officeooo:rsid="001823fc" officeooo:paragraph-rsid="001e9938"/>
    </style:style>
    <style:style style:name="P6" style:family="paragraph" style:parent-style-name="Standard">
      <style:text-properties officeooo:rsid="001a8a54" officeooo:paragraph-rsid="001a8a54"/>
    </style:style>
    <style:style style:name="P7" style:family="paragraph" style:parent-style-name="Standard">
      <style:text-properties officeooo:rsid="001e9938" officeooo:paragraph-rsid="001e9938"/>
    </style:style>
    <style:style style:name="P8" style:family="paragraph" style:parent-style-name="Standard">
      <style:text-properties officeooo:rsid="001f34f8" officeooo:paragraph-rsid="001f34f8"/>
    </style:style>
    <style:style style:name="P9" style:family="paragraph" style:parent-style-name="Standard">
      <style:text-properties officeooo:rsid="001f34f8" officeooo:paragraph-rsid="0022cc7d"/>
    </style:style>
    <style:style style:name="P10" style:family="paragraph" style:parent-style-name="Standard">
      <style:text-properties officeooo:rsid="001f34f8" officeooo:paragraph-rsid="00242fcc"/>
    </style:style>
    <style:style style:name="P11" style:family="paragraph" style:parent-style-name="Standard">
      <style:text-properties officeooo:rsid="0022cc7d" officeooo:paragraph-rsid="0022cc7d"/>
    </style:style>
    <style:style style:name="P12" style:family="paragraph" style:parent-style-name="Standard">
      <style:text-properties officeooo:rsid="00242fcc" officeooo:paragraph-rsid="00242fcc"/>
    </style:style>
    <style:style style:name="P13" style:family="paragraph" style:parent-style-name="Standard">
      <style:text-properties officeooo:rsid="0020f824" officeooo:paragraph-rsid="00242fcc"/>
    </style:style>
    <style:style style:name="P14" style:family="paragraph" style:parent-style-name="Standard">
      <style:text-properties officeooo:rsid="001f34f8" officeooo:paragraph-rsid="001f34f8"/>
    </style:style>
    <style:style style:name="P15" style:family="paragraph" style:parent-style-name="Standard">
      <style:text-properties officeooo:rsid="0026c104" officeooo:paragraph-rsid="0026c104"/>
    </style:style>
    <style:style style:name="T1" style:family="text">
      <style:text-properties style:text-position="super 58%"/>
    </style:style>
    <style:style style:name="T2" style:family="text">
      <style:text-properties style:text-position="super 58%" officeooo:rsid="001acf85"/>
    </style:style>
    <style:style style:name="T3" style:family="text">
      <style:text-properties style:text-position="super 58%" officeooo:rsid="001ca434"/>
    </style:style>
    <style:style style:name="T4" style:family="text">
      <style:text-properties style:text-position="super 58%" officeooo:rsid="001e9938"/>
    </style:style>
    <style:style style:name="T5" style:family="text">
      <style:text-properties style:text-position="super 58%" officeooo:rsid="0020f824"/>
    </style:style>
    <style:style style:name="T6" style:family="text">
      <style:text-properties style:text-position="super 58%" officeooo:rsid="002265c2"/>
    </style:style>
    <style:style style:name="T7" style:family="text">
      <style:text-properties style:text-position="super 58%" officeooo:rsid="0022cc7d"/>
    </style:style>
    <style:style style:name="T8" style:family="text">
      <style:text-properties style:text-position="super 58%" officeooo:rsid="0026c104"/>
    </style:style>
    <style:style style:name="T9" style:family="text">
      <style:text-properties officeooo:rsid="001a8a54"/>
    </style:style>
    <style:style style:name="T10" style:family="text">
      <style:text-properties officeooo:rsid="001acf85"/>
    </style:style>
    <style:style style:name="T11" style:family="text">
      <style:text-properties officeooo:rsid="001ca434"/>
    </style:style>
    <style:style style:name="T12" style:family="text">
      <style:text-properties officeooo:rsid="001e9938"/>
    </style:style>
    <style:style style:name="T13" style:family="text">
      <style:text-properties officeooo:rsid="0020f824"/>
    </style:style>
    <style:style style:name="T14" style:family="text">
      <style:text-properties officeooo:rsid="002265c2"/>
    </style:style>
    <style:style style:name="T15" style:family="text">
      <style:text-properties officeooo:rsid="0022cc7d"/>
    </style:style>
    <style:style style:name="T16" style:family="text">
      <style:text-properties officeooo:rsid="0026c104"/>
    </style:style>
    <style:style style:name="T17" style:family="text">
      <style:text-properties fo:font-weight="bold" style:font-weight-asian="bold" style:font-weight-complex="bold"/>
    </style:style>
    <style:style style:name="T18" style:family="text">
      <style:text-properties fo:font-weight="bold" officeooo:rsid="0022cc7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re are few mentions of the One Eyed Bard in the many accounts of the war that you read. It seems that he didn’t play a large role during the start of the war after the death of Kalma. After the fall of Kalma’s generals, the One Eyed Bard appeared to work closely with Halifax in the founding of the State. It seems that there were two main artifacts in the possession of the One Eyed Bard: the Thief Blade and the object Taregil.</text:p>
      <text:p text:style-name="P1">-The Thief Blade seems to date back thousands of years. In the more recent times, it was found by King Hadrian Blue of Arear before the war. Hadrian founded an organization known as the Covenant Chain after he was deposed from the government by one of his vassals, the Duke of Yamador. The Covenant Chain was a cult-like organization that somehow knew of—and opposed—the plot to open a gate to Kalma’s prison realm. Much of these details come from the writings of Halifax, who seemed to be a part of the Covenant Chain and their efforts to stop the return of Kalma. The Thief Blade was an important aspect of that effort. The Blade is the only known weapon able to permanently destroy a God. Not only that, but the Blade can steal the Godhood away and bestow it upon the killer—earning it the name of the Thief Blade. Hadrian found the Blade and passed it to a trusted paladin, Ragnarok Alibaster (later to be the father of Yorick Alibaster). Unfortunately, the Covenant Chain fell apart. Hadrian was killed and Ragnarok Alibaster disappeared with the Blade. The Blade was recovered by Yorick much later, when he found and freed his father from imprisonment by Kalma’s minions. The Blade was used to kill Kalma, and after it was held by the One Eyed Bard. A specific excerpt from Halifax, “It is of my opinion that the One Eyed Bard still holds the Thief Blade. Where, I do not know.”</text:p>
      <text:p text:style-name="P1">-The object Taregil is much more elusive. It only appears in writings at the death of Caqirin. These mentions are also from the writings of Halifax. Taregil as an object is not described, nor is the history behind it. Halifax writes, however, that using one can use a piece of the artifact, known as a Cord, to find the artifact itself. This, he describes, is much like following a string back to its source. Halifax knew of two Cords of Taregil on the continent. One was within the Travelling Amulet held by Yorick Alibaster (and later passed down to the Faithful Company). This one would be difficult to use, as the Amulet would have to be destroyed in order to retrieve the Cord, a task Halifax writes as requiring “…an intense heat, hotter than the heart of any natural volcano.” The other Cord was no easy task to retrieve either, for it was hidden within the still heart of the Mear of the Saith, Areth. Areth, as the Mear of the Saith, held the power of her entire people, and could call upon this power as if the Saith were a single unified soul. Halifax ambushed her in the sewers of Arear and slew her by ripping out her heart with only his hands. He took the Cord and followed it to Taregil, hidden in a far-off land. He returned with the artifact and passed it to the One Eyed Bard, though the purpose of this was unclear from Halifax’s writings. Halifax later used the Cord of Taregil that he ripped from the heart of Areth within a new device, a large Chalice able to produce seemingly infinite energy. This is the Chalice of Areth, which Halifax gave to the Faithful Company much later. The writings describe the power of Taregil and each of its cords to be the power of time manipulation, though he doesn’t describe the extent of this power. Halifax left Taregil in the hands of the One Eyed Bard.</text:p>
      <text:p text:style-name="P1">Other writings of Taregil come from the One Eyed Bard himself, though these are scarce. The Bard writes that he used Taregil to aid in the creation of some machine. This machine is not detailed in the writings, but it is insinuated by the Bard’s journals that the machine was created to pursue the “betterment of as many people as possible; the greatest good.” It is unclear why, but the One Eyed Bard disappeared and abandoned the machine he was creating.</text:p>
      <text:p text:style-name="P1">-It seems from the writings that the One Eyed Bard still holds both the Thief Blade and Taregil. Thus, anyone that possesses a Cord of Taregil (either the Chalice of Areth or the Travelling Amulet) could trace it back to the location of the Bard and find both ancient artifacts.</text:p>
      <text:p text:style-name="P1"/>
      <text:p text:style-name="P1"/>
      <text:p text:style-name="P1"/>
      <text:p text:style-name="P1"/>
      <text:p text:style-name="P1"><text:soft-page-break/>-----</text:p>
      <text:p text:style-name="P1">Guire appears before you and Aive in the library of Tower Zero.</text:p>
      <text:p text:style-name="P1">“The Enemy has necessarily stayed quite secretive. They work through proxies and agents, whom they keep loyal through force or by entreating the greed of mortals. The most prominent of the proxies that the enemy controls are the Council of Nine, the nine leaders of the State.”</text:p>
      <text:p text:style-name="P1">Aive speaks up form her spot on a stack of book, “That’s the next thing I was going to tell you, Swift Feet. Each of the Council is there because they want something. Or need something, in some cases. One is truly evil. He is of the Abyss and wants to destroy the other demon lords.</text:p>
      <text:p text:style-name="P1">Two was plagued by disease, so he found a mechanical body. Now his soul is deteriorating. He is afraid of death and wants to live forever.</text:p>
      <text:p text:style-name="P1">Three is different. She was created for this purpose, and she simply follows orders.</text:p>
      <text:p text:style-name="P1">Four seeks one they love. He spoke to me of her once. He failed her, and seeks to prove himself.</text:p>
      <text:p text:style-name="P1">Five is a macabre artist, bent on creating his “masterpiece.”</text:p>
      <text:p text:style-name="P1">Six wants his family back.</text:p>
      <text:p text:style-name="P1">Seven wants to be powerful enough to release the first dragon god.</text:p>
      <text:p text:style-name="P1">I just wanted knowledge. I was honest.</text:p>
      <text:p text:style-name="P1">Nine I do not know. He has always been mysterious.</text:p>
      <text:p text:style-name="P1">Each of us were offered the one thing that could solve all problems: we would become gods.</text:p>
      <text:p text:style-name="P1"/>
      <text:p text:style-name="P1">“Yes. Even as Eight, I learned little about the being controlling the Council. The one thing I did, learn though, was a name. We can stop calling it the Enemy. Its name is Zero.”</text:p>
      <text:p text:style-name="P1"/>
      <text:p text:style-name="P1">“Yeah.”</text:p>
      <text:p text:style-name="P1"/>
      <text:p text:style-name="P1"/>
      <text:p text:style-name="P1">-----</text:p>
      <text:p text:style-name="P2">10,16 – 6 days communication</text:p>
      <text:p text:style-name="P3">22 – arcana</text:p>
      <text:p text:style-name="P4">Wants to learn to better channel Guire’s gifts. With the transforming spell, be able to permanently transform things</text:p>
      <text:p text:style-name="P4"/>
      <text:p text:style-name="P4"><text:span text:style-name="T11">2</text:span><text:span text:style-name="T3">nd</text:span><text:span text:style-name="T11"> level transmutation: </text:span>1<text:span text:style-name="T1">st</text:span> tier – SIMPLE INORGANIC 5 forms, 60 ft range, concentration 1min, 2 ability points</text:p>
      <text:p text:style-name="P4"><text:tab/>-<text:span text:style-name="T12">At this level, you can transmute any object with a simple resonance into any form you know. </text:span></text:p>
      <text:p text:style-name="P4"><text:span text:style-name="T10">5</text:span><text:span text:style-name="T2">th</text:span><text:span text:style-name="T10"> level transmutation: </text:span>2<text:span text:style-name="T1">nd</text:span> tier – COMPLEX INORGANIC <text:span text:style-name="T9">4</text:span> forms, <text:span text:style-name="T10">60 ft range, concentration 1min, </text:span></text:p>
      <text:p text:style-name="P4"><text:tab/>-<text:span text:style-name="T12">Casting this spell at 5</text:span><text:span text:style-name="T4">th</text:span><text:span text:style-name="T12"> level allows you to transmute any form you know.</text:span></text:p>
      <text:p text:style-name="P4"><text:span text:style-name="T10">5</text:span><text:span text:style-name="T2">th</text:span><text:span text:style-name="T10"> level transmutation: </text:span>3<text:span text:style-name="T1">rd</text:span> tier – SIMPLE ORGANIC <text:span text:style-name="T9">3</text:span> form, </text:p>
      <text:p text:style-name="P4"><text:tab/>-<text:span text:style-name="T12">Casting this spell at 5</text:span><text:span text:style-name="T4">th</text:span><text:span text:style-name="T12"> level also allows you to transmute any object or simple organic thing into <text:tab/>any form you know.</text:span></text:p>
      <text:p text:style-name="P4">4<text:span text:style-name="T1">th</text:span> tier – COMPLEX ORGANIC <text:span text:style-name="T9">2</text:span> form</text:p>
      <text:p text:style-name="P5"><text:tab/>-</text:p>
      <text:p text:style-name="P6"><text:span text:style-name="T10">7</text:span><text:span text:style-name="T2">th</text:span><text:span text:style-name="T10"> level transmutation: </text:span>5<text:span text:style-name="T1">th</text:span> tier – META ORGANIC 1 form</text:p>
      <text:p text:style-name="P4"/>
      <text:p text:style-name="P7">Spells:</text:p>
      <text:p text:style-name="P7">Corilyan Shaping: inorganics</text:p>
      <text:p text:style-name="P7">2 – shape any object with a simple resonance into a form you know</text:p>
      <text:p text:style-name="P7">5 – shape any object with a complex resonance into a form you know</text:p>
      <text:p text:style-name="P7"/>
      <text:p text:style-name="P7">Corilyan Shaping: organics</text:p>
      <text:p text:style-name="P7"><text:soft-page-break/>5 – shape any object with </text:p>
      <text:p text:style-name="P7"/>
      <text:p text:style-name="P7"/>
      <text:p text:style-name="P8">FORMS:</text:p>
      <text:p text:style-name="P15">As an action, you can transform any object of the item category or below into a form you know. Using this ability on an unwilling subject prompts a Wisdom save to end at the end of the subjects turn to end the effect. If a subject breaks the effect in this way, they cannot be transformed again using this ability for 24 hours. If the subject fails to end the effect in time, you can choose to make the effect permanent.</text:p>
      <text:p text:style-name="P8"/>
      <text:p text:style-name="P9"><text:span text:style-name="T14">1</text:span><text:span text:style-name="T6">st</text:span><text:span text:style-name="T14"> level:</text:span></text:p>
      <text:p text:style-name="P11">At first level, you learn five forms at the <text:span text:style-name="T17">simple inorganic level</text:span>:</text:p>
      <text:p text:style-name="P9"><text:tab/>chair, earth, air, fire, box, wall, water, knife, metal, crystal, glass, <text:span text:style-name="T13">ice</text:span></text:p>
      <text:p text:style-name="P9"><text:span text:style-name="T16">5</text:span><text:span text:style-name="T8">th</text:span><text:span text:style-name="T16"> level:</text:span></text:p>
      <text:p text:style-name="P9"><text:span text:style-name="T15">At seventh level, you can learn four forms at the </text:span><text:span text:style-name="T18">c</text:span><text:span text:style-name="T17">omplex inorganic </text:span><text:span text:style-name="T18">level</text:span>:</text:p>
      <text:p text:style-name="P9"><text:tab/>gun, sword, engine, grenade, telescope, binoculars, armor</text:p>
      <text:p text:style-name="P9"><text:span text:style-name="T14">7</text:span><text:span text:style-name="T6">th</text:span><text:span text:style-name="T14"> level:</text:span></text:p>
      <text:p text:style-name="P11">At seventh level, you can learn three forms at the <text:span text:style-name="T17">simple organic level</text:span>:</text:p>
      <text:p text:style-name="P9"><text:tab/>plants, <text:span text:style-name="T14">small animals</text:span>, <text:span text:style-name="T14">your hands, your eyes, your muscles</text:span></text:p>
      <text:p text:style-name="P9"><text:span text:style-name="T15">9</text:span><text:span text:style-name="T7">th</text:span><text:span text:style-name="T15"> level:</text:span></text:p>
      <text:p text:style-name="P11">At ninth level, you can learn two forms at the <text:span text:style-name="T17">complex organic level</text:span>:</text:p>
      <text:p text:style-name="P9"><text:span text:style-name="T14"><text:tab/>you</text:span>, <text:span text:style-name="T14">a tiger, a dragon, shark</text:span></text:p>
      <text:p text:style-name="P10"><text:span text:style-name="T13">13</text:span><text:span text:style-name="T5">th</text:span><text:span text:style-name="T13"> level:</text:span></text:p>
      <text:p text:style-name="P12">At thirteenth level, you can learn one form at the <text:span text:style-name="T17">metaphysical level</text:span>:</text:p>
      <text:p text:style-name="P13"><text:tab/>soul, memory, magic</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1T12:58:30.537385398</meta:creation-date>
    <dc:date>2020-03-05T17:23:46.491756563</dc:date>
    <meta:editing-duration>PT16M31S</meta:editing-duration>
    <meta:editing-cycles>8</meta:editing-cycles>
    <meta:generator>LibreOffice/6.0.7.3$Linux_X86_64 LibreOffice_project/00m0$Build-3</meta:generator>
    <meta:document-statistic meta:table-count="0" meta:image-count="0" meta:object-count="0" meta:page-count="3" meta:paragraph-count="56" meta:word-count="1435" meta:character-count="7924" meta:non-whitespace-character-count="6524"/>
  </office:meta>
</office:document-meta>
</file>